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Standard">
      <style:text-properties officeooo:rsid="004f5de6" officeooo:paragraph-rsid="004f5de6"/>
    </style:style>
    <style:style style:name="P66" style:family="paragraph" style:parent-style-name="Standard">
      <style:text-properties officeooo:paragraph-rsid="0054496e"/>
    </style:style>
    <style:style style:name="P67" style:family="paragraph" style:parent-style-name="Standard">
      <style:text-properties officeooo:rsid="005461a0" officeooo:paragraph-rsid="005461a0"/>
    </style:style>
    <style:style style:name="P68" style:family="paragraph" style:parent-style-name="Heading_20_1" style:master-page-name="First_20_Page">
      <style:paragraph-properties style:page-number="auto"/>
    </style:style>
    <style:style style:name="P69" style:family="paragraph" style:parent-style-name="Heading_20_2">
      <style:text-properties officeooo:rsid="001bfdc9" officeooo:paragraph-rsid="00310fd2"/>
    </style:style>
    <style:style style:name="P70" style:family="paragraph" style:parent-style-name="Heading_20_3">
      <style:text-properties officeooo:rsid="001bfdc9" officeooo:paragraph-rsid="001bfdc9"/>
    </style:style>
    <style:style style:name="P71" style:family="paragraph" style:parent-style-name="Heading_20_3">
      <style:text-properties officeooo:rsid="0020427a" officeooo:paragraph-rsid="0020427a"/>
    </style:style>
    <style:style style:name="P72" style:family="paragraph" style:parent-style-name="Heading_20_3">
      <style:text-properties officeooo:rsid="0022798e"/>
    </style:style>
    <style:style style:name="P73" style:family="paragraph" style:parent-style-name="Heading_20_3">
      <style:text-properties officeooo:rsid="00230712" officeooo:paragraph-rsid="00230712"/>
    </style:style>
    <style:style style:name="P74" style:family="paragraph" style:parent-style-name="Heading_20_3">
      <style:text-properties officeooo:rsid="0023e9af" officeooo:paragraph-rsid="0023e9af"/>
    </style:style>
    <style:style style:name="P75" style:family="paragraph" style:parent-style-name="Heading_20_3">
      <style:text-properties officeooo:rsid="00260e30" officeooo:paragraph-rsid="00260e30"/>
    </style:style>
    <style:style style:name="P76" style:family="paragraph" style:parent-style-name="Heading_20_3">
      <style:text-properties officeooo:rsid="00265e4e" officeooo:paragraph-rsid="00265e4e"/>
    </style:style>
    <style:style style:name="P77" style:family="paragraph" style:parent-style-name="Heading_20_3">
      <style:text-properties officeooo:rsid="0032d7f2" officeooo:paragraph-rsid="002fe014"/>
    </style:style>
    <style:style style:name="P78" style:family="paragraph" style:parent-style-name="Heading_20_3">
      <style:text-properties officeooo:rsid="0034a889" officeooo:paragraph-rsid="002fe014"/>
    </style:style>
    <style:style style:name="P79" style:family="paragraph" style:parent-style-name="Heading_20_3">
      <style:text-properties officeooo:rsid="0034dbcc" officeooo:paragraph-rsid="002fe014"/>
    </style:style>
    <style:style style:name="P80" style:family="paragraph" style:parent-style-name="Heading_20_3">
      <style:text-properties officeooo:rsid="00354014" officeooo:paragraph-rsid="002fe014"/>
    </style:style>
    <style:style style:name="P81" style:family="paragraph" style:parent-style-name="Heading_20_3">
      <style:text-properties officeooo:rsid="0035b71e" officeooo:paragraph-rsid="002fe014"/>
    </style:style>
    <style:style style:name="P82" style:family="paragraph" style:parent-style-name="Heading_20_3">
      <style:text-properties officeooo:rsid="003b4345" officeooo:paragraph-rsid="003b4345"/>
    </style:style>
    <style:style style:name="P83" style:family="paragraph" style:parent-style-name="Heading_20_3">
      <style:text-properties officeooo:rsid="00361fa8" officeooo:paragraph-rsid="00361fa8"/>
    </style:style>
    <style:style style:name="P84" style:family="paragraph" style:parent-style-name="Heading_20_3">
      <style:text-properties officeooo:rsid="00370040" officeooo:paragraph-rsid="002fe014"/>
    </style:style>
    <style:style style:name="P85" style:family="paragraph" style:parent-style-name="Standard" style:list-style-name="L1"/>
    <style:style style:name="P86" style:family="paragraph" style:parent-style-name="Standard" style:list-style-name="L2">
      <style:text-properties officeooo:paragraph-rsid="00310fd2"/>
    </style:style>
    <style:style style:name="P87" style:family="paragraph" style:parent-style-name="Standard" style:list-style-name="L3">
      <style:text-properties officeooo:rsid="00365767" officeooo:paragraph-rsid="00365767"/>
    </style:style>
    <style:style style:name="P88" style:family="paragraph" style:parent-style-name="Standard" style:list-style-name="L4">
      <style:text-properties officeooo:rsid="00365767" officeooo:paragraph-rsid="00365767"/>
    </style:style>
    <style:style style:name="P89" style:family="paragraph" style:parent-style-name="Standard" style:list-style-name="L5">
      <style:paragraph-properties fo:margin-top="0in" fo:margin-bottom="0.0598in" style:contextual-spacing="false"/>
      <style:text-properties officeooo:rsid="00365767" officeooo:paragraph-rsid="00365767"/>
    </style:style>
    <style:style style:name="P90" style:family="paragraph" style:parent-style-name="Standard" style:list-style-name="L5">
      <style:paragraph-properties fo:margin-top="0in" fo:margin-bottom="0.0598in" style:contextual-spacing="false"/>
      <style:text-properties officeooo:rsid="001f2b73" officeooo:paragraph-rsid="001f2b73"/>
    </style:style>
    <style:style style:name="P91"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92"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6">
      <style:text-properties style:font-name="Times New Roman" fo:font-size="12pt" style:font-size-asian="12pt" style:font-size-complex="12pt"/>
    </style:style>
    <style:style style:name="P94"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5"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6"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7" style:family="paragraph" style:parent-style-name="Standard" style:list-style-name="L8"/>
    <style:style style:name="P98" style:family="paragraph" style:parent-style-name="Standard" style:list-style-name="L9"/>
    <style:style style:name="P99" style:family="paragraph" style:parent-style-name="Standard" style:list-style-name="L10">
      <style:text-properties officeooo:rsid="00431b24" officeooo:paragraph-rsid="00431b24"/>
    </style:style>
    <style:style style:name="P100" style:family="paragraph" style:parent-style-name="Standard" style:list-style-name="L10">
      <style:text-properties officeooo:rsid="00431b24" officeooo:paragraph-rsid="0043b499"/>
    </style:style>
    <style:style style:name="P101" style:family="paragraph" style:parent-style-name="Standard" style:list-style-name="L10">
      <style:text-properties officeooo:rsid="0043b499" officeooo:paragraph-rsid="0043b499"/>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08e77"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T48" style:family="text">
      <style:text-properties officeooo:rsid="005449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38286832" text:id="ct105553138286832">
          <text:insertion>
            <office:change-info>
              <dc:creator>Bob Jacobsen</dc:creator>
              <dc:date>2024-06-30T06:35:52</dc:date>
            </office:change-info>
          </text:insertion>
        </text:changed-region>
        <text:changed-region xml:id="ct105553138287312" text:id="ct105553138287312">
          <text:insertion>
            <office:change-info>
              <dc:creator>Bob Jacobsen</dc:creator>
              <dc:date>2023-03-31T19:00:04</dc:date>
            </office:change-info>
          </text:insertion>
        </text:changed-region>
        <text:changed-region xml:id="ct105553138288752" text:id="ct105553138288752">
          <text:insertion>
            <office:change-info>
              <dc:creator>Bob Jacobsen</dc:creator>
              <dc:date>2023-03-31T19:01:06</dc:date>
            </office:change-info>
          </text:insertion>
        </text:changed-region>
        <text:changed-region xml:id="ct105553138288992" text:id="ct105553138288992">
          <text:insertion>
            <office:change-info>
              <dc:creator>Bob Jacobsen</dc:creator>
              <dc:date>2024-06-30T06:27:43</dc:date>
            </office:change-info>
          </text:insertion>
        </text:changed-region>
        <text:changed-region xml:id="ct105553138289232" text:id="ct105553138289232">
          <text:insertion>
            <office:change-info>
              <dc:creator>Bob Jacobsen</dc:creator>
              <dc:date>2024-06-30T06:28: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5">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5">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6">OpenLCB Common Information Technical Note</text:p>
        </text:list-item>
      </text:list>
      <text:h text:style-name="P69"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change-start text:change-id="ct105553138286832"/></text:p>
      <text:p text:style-name="P67">Note that the Standard does not require that the 0xFD, 0xFE, and 0xFF address spaces be present. It only requires that, if present, they contain specific information.<text:change-end text:change-id="ct105553138286832"/></text:p>
      <text:h text:style-name="P70"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7">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8">0x1081 <text:span text:style-name="T11">–</text:span> Permanent error: Invalid argument. Address space not known.</text:p>
        </text:list-item>
        <text:list-item>
          <text:p text:style-name="P88">0x1082 <text:span text:style-name="T11">–</text:span> Permanent error: Invalid argument. Out of bounds, address space is valid, but the address within the space is not implemented.</text:p>
        </text:list-item>
        <text:list-item>
          <text:p text:style-name="P88">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90">0x1000 – Permanent error, not further specified.</text:p>
        </text:list-item>
        <text:list-item>
          <text:p text:style-name="P90">0x1040 – Not implemented, not further specified.</text:p>
        </text:list-item>
        <text:list-item>
          <text:p text:style-name="P89">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71"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71"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3"><draw:image xlink:href="../mscgen/MemConfReadOK.png" xlink:type="simple" xlink:show="embed" xlink:actuate="onLoad" draw:mime-type="image/png"/></draw:frame><text:soft-page-break/></text:p>
      <text:h text:style-name="P72"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1"><draw:image xlink:href="../mscgen/MemConfWriteOK.png" xlink:type="simple" xlink:show="embed" xlink:actuate="onLoad" draw:mime-type="image/png"/></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draw:image xlink:href="../mscgen/MemConfWriteReply.png" xlink:type="simple" xlink:show="embed" xlink:actuate="onLoad" draw:mime-type="image/png"/></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4"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5"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6"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7"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7"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change-start text:change-id="ct105553138287312"/></text:p>
      <text:p text:style-name="P65">The bits marked as <text:span text:style-name="T11">“reserved, must be ignored on receipt and sent as one” were previously assigned to functionality which is no longer in use. Existi</text:span><text:change-end text:change-id="ct105553138287312"/><text:change-start text:change-id="ct105553138288752"/><text:span text:style-name="T11">ng nodes sent one bits for those functions. </text:span><text:span text:style-name="T14">These bits</text:span><text:span text:style-name="T11"> have been reserved to “send as one” to preserve the option of assigning some future function to the sending of zero bits </text:span><text:span text:style-name="T14">in these positions.</text:span><text:change-end text:change-id="ct105553138288752"/></text:p>
      <text:h text:style-name="P78"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8" text:outline-level="3"><text:bookmark-start text:name="__RefHeading__22052_548527705"/>Get Address Space Information Reply<text:bookmark-end text:name="__RefHeading__22052_548527705"/></text:h>
      <text:p text:style-name="P66">To ease automated access, a configuring node can inquire about the address spaces in the being-configured node. Whether or not the address space is present, a reply is required.<text:change-start text:change-id="ct105553138288992"/> </text:p>
      <text:p text:style-name="P66"><text:span text:style-name="T48">If the address space is not present, the Address, Flags and Description fields are not meaningful and can be omitted. In that case, the reply will contain on</text:span><text:change-end text:change-id="ct105553138288992"/><text:change-start text:change-id="ct105553138289232"/><text:span text:style-name="T48">ly the Command byte and Address Space byte.</text:span><text:change-end text:change-id="ct105553138289232"/></text:p>
      <text:h text:style-name="P79"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9"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80"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oft-page-break/><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91"><text:soft-page-break/>Mark the affected Producers / Consumers with Event ID of zero, hence making them unusable;</text:p>
        </text:list-item>
        <text:list-item>
          <text:p text:style-name="P92"><text:span text:style-name="T41">R</text:span>eply <text:span text:style-name="T36">using a</text:span> Datagram Rejected <text:span text:style-name="T36">message with</text:span> permanent error <text:span text:style-name="T36">for subsequent requests;</text:span></text:p>
        </text:list-item>
        <text:list-item>
          <text:p text:style-name="P92"><text:span text:style-name="T41">P</text:span>ermanently stop working (never announce as initialized);</text:p>
        </text:list-item>
        <text:list-item>
          <text:p text:style-name="P93">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4"><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5"><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6">Overwrite the zero Event ID <text:span text:style-name="T45">using</text:span> a configuration tool <text:span text:style-name="T45">with a value</text:span> from another pool assigned to you.</text:p>
        </text:list-item>
      </text:list>
      <text:h text:style-name="P81"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82"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text:span><text:soft-page-break/><text:span text:style-name="T46">a</text:span>cknowledgement be sent back to the Configuration Tool. The Configuration Tool shall watch the network for Node Initialization Complete messages and interpret them as positive acknowledgement.</text:p>
      <text:p text:style-name="P55">The Freeze and Unfreeze commands carry an Address Space identifier to allow the different higher-level protocols to be disambiguated from each other by allocating a dedicated Address Space identifier for them.</text:p>
      <text:h text:style-name="P82"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3"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4"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4"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7">Nodes must carry enough context that a stand-alone configuration tool can provide a useful human interface without getting any data from an external source, e.g. needing an Internet download to handle a new node type.</text:p>
        </text:list-item>
        <text:list-item>
          <text:p text:style-name="P97">It must be possible to configure a node entirely over the OpenLCB, without physical interactions, e.g. pushing buttons. This configuration must be compatible with local configuration, including e.g. the Blue/Gold method.</text:p>
        </text:list-item>
        <text:list-item>
          <text:p text:style-name="P97"><text:soft-page-break/>It must be possible to configure one or more nodes while the rest of the OpenLCB is operating normally.</text:p>
        </text:list-item>
        <text:list-item>
          <text:p text:style-name="P97">It must be possible to read, store, and reload the configuration of a node.</text:p>
        </text:list-item>
      </text:list>
      <text:h text:style-name="Heading_20_3" text:outline-level="3">Preferences</text:h>
      <text:list text:style-name="L9">
        <text:list-item>
          <text:p text:style-name="P98">Small nodes shouldn't need a lot of processing power, e.g. to compress or decompress data in real time. Memory usage should also be limited, but is a second priority.</text:p>
        </text:list-item>
        <text:list-item>
          <text:p text:style-name="P98">Configuration operations should be state-less and idempotent to simplify software at both ends.</text:p>
        </text:list-item>
        <text:list-item>
          <text:p text:style-name="P98">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8">For efficiency, atomic reads or writes of small amounts of data should fit into a single-frame CAN datagram. Single-bit writes also add efficiency. </text:p>
        </text:list-item>
        <text:list-item>
          <text:p text:style-name="P98">Multiple address spaces make it easier to handle multiple types of data.</text:p>
        </text:list-item>
        <text:list-item>
          <text:p text:style-name="P98">For large transfers, it's desirable to be able to use streams. Not all nodes support them, though, so it must be possible to <text:span text:style-name="T31">I</text:span>nquire about capabilities.</text:p>
        </text:list-item>
        <text:list-item>
          <text:p text:style-name="P98">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9">Stream buffers may often be larger than datagram sizes.</text:p>
        </text:list-item>
        <text:list-item>
          <text:p text:style-name="P99">The header information for reads/writes only needs to be transmitted once for streams (no matter how many buffer-size the transfer is), but once for every datagram.</text:p>
        </text:list-item>
        <text:list-item>
          <text:p text:style-name="P100">Streams have one byte less data per CAN frame than datagrams. This is approximately the same overhead as 64-byte datagrams' headers.</text:p>
        </text:list-item>
        <text:list-item>
          <text:p text:style-name="P101">The setup cost of a stream is higher than a single datagram, so very short transfers are not efficient using datagrams.</text:p>
        </text:list-item>
        <text:list-item>
          <text:p text:style-name="P101">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81</meta:editing-cycles>
    <meta:editing-duration>P1DT8H53M11S</meta:editing-duration>
    <meta:generator>LibreOffice/7.4.6.2$MacOSX_X86_64 LibreOffice_project/5b1f5509c2decdade7fda905e3e1429a67acd63d</meta:generator>
    <dc:date>2024-07-01T07:32:25.903372578</dc:date>
    <dc:creator>Bob Jacobsen</dc:creator>
    <meta:document-statistic meta:table-count="3" meta:image-count="4" meta:object-count="0" meta:page-count="15" meta:paragraph-count="277" meta:word-count="5172" meta:character-count="31572" meta:non-whitespace-character-count="26500"/>
    <meta:user-defined meta:name="OLCBdate">Apr 25, 2021</meta:user-defined>
    <meta:user-defined meta:name="OLCBstatus">Adopted</meta:user-defined>
    <meta:user-defined meta:name="OLCByear">2021</meta:user-defined>
  </office:meta>
</office:document-meta>
</file>